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office:font-face-decls>
  <office:automatic-styles>
    <style:style style:name="P1" style:parent-style-name="Publishwithline"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fo:font-weight="bold" style:font-weight-asian="bold" fo:font-size="12pt" style:font-size-asian="12pt" style:font-size-complex="12pt" fo:background-color="#FFFF00"/>
    </style:style>
    <style:style style:name="P4" style:parent-style-name="Normal" style:family="paragraph">
      <style:text-properties fo:font-weight="bold" style:font-weight-asian="bold" fo:font-size="12pt" style:font-size-asian="12pt" style:font-size-complex="12pt"/>
    </style:style>
    <style:style style:name="T5" style:parent-style-name="DefaultParagraphFont" style:family="text">
      <style:text-properties fo:font-weight="bold" style:font-weight-asian="bold" fo:font-size="12pt" style:font-size-asian="12pt" style:font-size-complex="12pt" fo:background-color="#FFFF00"/>
    </style:style>
    <style:style style:name="T6" style:parent-style-name="DefaultParagraphFont" style:family="text">
      <style:text-properties fo:font-weight="bold" style:font-weight-asian="bold" fo:font-size="12pt" style:font-size-asian="12pt" style:font-size-complex="12pt" fo:background-color="#FFFF00"/>
    </style:style>
    <style:style style:name="T7" style:parent-style-name="DefaultParagraphFont" style:family="text">
      <style:text-properties fo:font-weight="bold" style:font-weight-asian="bold" fo:font-size="12pt" style:font-size-asian="12pt" style:font-size-complex="12pt" fo:background-color="#FFFF00"/>
    </style:style>
    <style:style style:name="T8" style:parent-style-name="DefaultParagraphFont" style:family="text">
      <style:text-properties fo:font-weight="bold" style:font-weight-asian="bold" fo:font-size="12pt" style:font-size-asian="12pt" style:font-size-complex="12pt" fo:background-color="#FFFF00"/>
    </style:style>
    <style:style style:name="T9" style:parent-style-name="DefaultParagraphFont" style:family="text">
      <style:text-properties fo:font-weight="bold" style:font-weight-asian="bold" fo:font-size="12pt" style:font-size-asian="12pt" style:font-size-complex="12pt" fo:background-color="#FFFF00"/>
    </style:style>
    <style:style style:name="T10" style:parent-style-name="DefaultParagraphFont" style:family="text">
      <style:text-properties fo:font-weight="bold" style:font-weight-asian="bold" fo:font-size="12pt" style:font-size-asian="12pt" style:font-size-complex="12pt" fo:background-color="#FFFF00"/>
    </style:style>
  </office:automatic-styles>
  <office:body>
    <office:text text:use-soft-page-breaks="true">
      <text:p text:style-name="P1"><text:span text:style-name="T2">The Role of Generation Z in Society</text:span></text:p>
      <text:p text:style-name="underline"/>
      <text:p text:style-name="PadderBetweenControlandBody"/>
      <text:p text:style-name="Normal"/>
      <text:p text:style-name="Normal">In a rapidly evolving world, Generation Z stands out as a cohort born into an era of technological advancements, social transformations, and global challenges. Comprising individuals born between the mid-to-late 1990s and early 2010s, Generation Z, or Gen Z, is making a significant impact on society in multifaceted ways. This blog post delves into the distinctive characteristics of Gen Z and explores their influential role in shaping the present and future.</text:p>
      <text:p text:style-name="Normal"/>
      <text:p text:style-name="Normal"><text:span text:style-name="T3">Tech-Savvy Pioneers</text:span></text:p>
      <text:p text:style-name="P4"/>
      <text:p text:style-name="Normal">Gen Z is the first generation to grow up with the internet, smartphones, and social media as integral parts of their lives. This deep immersion in technology has made them incredibly tech-savvy, with a natural proficiency in navigating digital landscapes. They are not just consumers of technology but also creators, driving innovations in app development, digital marketing, and online content creation.</text:p>
      <text:p text:style-name="Normal"/>
      <text:p text:style-name="Normal"><text:span text:style-name="T5">Advocates for Social Change</text:span></text:p>
      <text:p text:style-name="Normal"/>
      <text:p text:style-name="Normal">One of the most defining traits of Gen Z is their strong sense of social responsibility. They are vocal advocates for various social issues, including climate change, racial equality, gender rights, and mental health awareness. Platforms like Instagram, Twitter, and TikTok are not just social networks for them but powerful tools for activism. Greta Thunberg, a prominent climate activist, is a prime example of how Gen Z is leading global movements to address urgent societal and environmental issues.</text:p>
      <text:p text:style-name="Normal"/>
      <text:p text:style-name="Normal"><text:s/><text:span text:style-name="T6">Diverse and Inclusive</text:span></text:p>
      <text:p text:style-name="Normal"/>
      <text:p text:style-name="Normal">Diversity and inclusivity are core values for Gen Z. Growing up in a globalized world, they are more culturally aware and accepting of differences compared to previous generations. This openness to diversity is reflected in their friendships, work environments, and consumer choices. They demand representation and inclusivity in media, politics, and business, pushing for a more equitable and just society.</text:p>
      <text:p text:style-name="Normal"/>
      <text:p text:style-name="Normal"><text:span text:style-name="T7">Education and Career Expectations</text:span></text:p>
      <text:p text:style-name="Normal"/>
      <text:p text:style-name="Normal">Gen Z places a high value on education but approaches it differently than previous generations. With the abundance of online resources and e-learning platforms, they are more inclined towards self-directed and lifelong learning. In terms of careers, they seek purpose-driven work environments where they can make a meaningful impact. They prioritize work-life balance, mental health, and flexibility over traditional markers of success.</text:p>
      <text:p text:style-name="Normal"/>
      <text:p text:style-name="Normal"><text:span text:style-name="T8">Digital Entrepreneurs</text:span></text:p>
      <text:p text:style-name="Normal"/>
      <text:p text:style-name="Normal">Entrepreneurship is booming among Gen Z, fueled by their digital fluency and innovative spirit. Many are turning their hobbies and passions into profitable ventures through platforms like Etsy, YouTube, and Shopify. The rise of the gig economy and remote work has further enabled them to explore unconventional career paths and build diverse income streams.</text:p>
      <text:p text:style-name="Normal"/>
      <text:p text:style-name="Normal"><text:span text:style-name="T9">Challenges and Opportunities</text:span></text:p>
      <text:p text:style-name="Normal"/>
      <text:p text:style-name="Normal">Despite their strengths, Gen Z faces unique challenges, including mental health issues exacerbated by social media pressures and economic uncertainties. However, their resilience and adaptability position them well to navigate these hurdles. As they continue to mature, their influence will undoubtedly grow, offering opportunities for positive societal transformation.</text:p>
      <text:p text:style-name="Normal"/>
      <text:p text:style-name="Normal"><text:span text:style-name="T10">Conclusion</text:span></text:p>
      <text:p text:style-name="Normal"/>
      <text:p text:style-name="Normal">Generation Z is a dynamic and influential cohort, driving change across technology, social issues, diversity, education, and entrepreneurship. Their unique perspectives and proactive approach to challenges make them a vital force in shaping a more inclusive, equitable, and innovative future. As we look ahead, the role of Gen Z in society will only become more pronounced, heralding a new era of progress and transform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1388in" fo:margin-bottom="0in"/>
      <style:text-properties style:font-name="Calibri" style:font-name-asian="Times New Roman" style:font-name-complex="Times New Roman" fo:font-weight="bold" style:font-weight-asian="bold" style:font-weight-complex="bold" fo:color="#323E4F" fo:font-size="15pt" style:font-size-asian="15pt" style:font-size-complex="18pt" fo:hyphenate="false"/>
    </style:style>
    <style:style style:name="Heading2" style:display-name="Heading 2" style:family="paragraph" style:parent-style-name="Normal" style:next-style-name="Normal" style:default-outline-level="2">
      <style:paragraph-properties fo:margin-top="0.1388in" fo:margin-bottom="0in"/>
      <style:text-properties style:font-name="Calibri" style:font-name-asian="Times New Roman" style:font-name-complex="Times New Roman" fo:font-weight="bold" style:font-weight-asian="bold" style:font-weight-complex="bold" fo:color="#323E4F" fo:font-size="13pt" style:font-size-asian="13pt" style:font-size-complex="16pt" fo:hyphenate="false"/>
    </style:style>
    <style:style style:name="Heading3" style:display-name="Heading 3" style:family="paragraph" style:parent-style-name="Normal" style:next-style-name="Normal" style:default-outline-level="3">
      <style:paragraph-properties fo:margin-top="0.1388in" fo:margin-bottom="0in"/>
      <style:text-properties style:font-name="Calibri" style:font-name-asian="Times New Roman" style:font-name-complex="Times New Roman" fo:font-weight="bold" style:font-weight-asian="bold" style:font-weight-complex="bold" fo:color="#323E4F" style:font-size-complex="14pt" fo:hyphenate="false"/>
    </style:style>
    <style:style style:name="Heading4" style:display-name="Heading 4" style:family="paragraph" style:parent-style-name="Normal" style:next-style-name="Normal" style:default-outline-level="4">
      <style:paragraph-properties fo:margin-top="0.1388in" fo:margin-bottom="0in"/>
      <style:text-properties style:font-name="Calibri" style:font-name-asian="Times New Roman" style:font-name-complex="Times New Roman" fo:color="#323E4F" style:font-size-complex="14pt" fo:hyphenate="false"/>
    </style:style>
    <style:style style:name="Heading5" style:display-name="Heading 5" style:family="paragraph" style:parent-style-name="Normal" style:next-style-name="Normal" style:default-outline-level="5">
      <style:paragraph-properties fo:margin-top="0.1388in" fo:margin-bottom="0in"/>
      <style:text-properties style:font-name="Calibri" style:font-name-asian="Times New Roman" style:font-name-complex="Times New Roman" fo:font-style="italic" style:font-style-asian="italic" style:font-style-complex="italic" fo:color="#323E4F" style:font-size-complex="14pt" fo:hyphenate="false"/>
    </style:style>
    <style:style style:name="Heading6" style:display-name="Heading 6" style:family="paragraph" style:parent-style-name="Normal" style:next-style-name="Normal" style:default-outline-level="6">
      <style:paragraph-properties fo:margin-top="0.1388in" fo:margin-bottom="0in"/>
      <style:text-properties style:font-name="Calibri" style:font-name-asian="Times New Roman" style:font-name-complex="Times New Roman" fo:font-weight="bold" style:font-weight-asian="bold" style:font-weight-complex="bold" fo:color="#323E4F" fo:font-size="10pt" style:font-size-asian="10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Publishwithline" style:display-name="Publish with line" style:family="paragraph">
      <style:paragraph-properties fo:margin-bottom="0in"/>
      <style:text-properties style:font-name="Calibri" style:font-name-asian="Times New Roman" style:font-name-complex="Times New Roman" fo:font-weight="bold" style:font-weight-asian="bold" style:font-weight-complex="bold" fo:color="#262626" fo:font-size="16pt" style:font-size-asian="16pt" style:font-size-complex="19pt" fo:hyphenate="false"/>
    </style:style>
    <style:style style:name="PublishStatus" style:display-name="Publish Status" style:family="paragraph" style:parent-style-name="Normal">
      <style:paragraph-properties fo:border-top="0.0138in solid #E1E1E1" fo:border-left="0.0138in solid #F0F0F0" fo:border-bottom="0.0138in solid #E1E1E1" fo:border-right="0.0138in solid #F0F0F0" fo:padding-top="0.0138in" fo:padding-left="0.0277in" fo:padding-bottom="0.0138in" fo:padding-right="0.0277in" style:shadow="none" fo:margin-top="0.0694in" fo:margin-bottom="0.0694in" fo:background-color="#F0F0F0"/>
      <style:text-properties style:font-name="Segoe UI" fo:color="#444444" fo:font-size="9pt" style:font-size-asian="9pt" style:font-size-complex="13pt" fo:hyphenate="false"/>
    </style:style>
    <style:style style:name="PublishStatus_Accessible" style:display-name="PublishStatus_Accessible" style:family="paragraph" style:parent-style-name="Normal">
      <style:paragraph-properties fo:border="0.0069in solid #444444" fo:padding-top="0.0138in" fo:padding-left="0.0555in" fo:padding-bottom="0.0138in" fo:padding-right="0.0555in" style:shadow="none" fo:margin-top="0.0694in" fo:margin-bottom="0.0694in"/>
      <style:text-properties fo:font-size="9pt" style:font-size-asian="9pt" style:font-size-complex="13pt" fo:hyphenate="false"/>
    </style:style>
    <style:style style:name="PlaceholderText" style:display-name="Placeholder Text" style:family="text" style:parent-style-name="DefaultParagraphFont">
      <style:text-properties fo:color="#808080"/>
    </style:style>
    <style:style style:name="Account" style:display-name="Account" style:family="paragraph">
      <style:paragraph-properties fo:margin-bottom="0in">
        <style:tab-stops>
          <style:tab-stop style:type="left" style:position="0.05in"/>
          <style:tab-stop style:type="left" style:position="0.8798in"/>
        </style:tab-stops>
      </style:paragraph-properties>
      <style:text-properties style:font-name="Segoe UI" style:font-name-asian="Segoe UI" style:font-name-complex="Segoe UI" fo:color="#666666" fo:font-size="9pt" style:font-size-asian="9pt" style:font-size-complex="12pt" fo:hyphenate="false"/>
    </style:style>
    <style:style style:name="Categories" style:display-name="Categories" style:family="paragraph" style:parent-style-name="Account">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adderBetweenTitleandProperties" style:display-name="Padder Between Title and Properties" style:family="paragraph" style:parent-style-name="Normal">
      <style:paragraph-properties fo:margin-bottom="0.0138in"/>
      <style:text-properties fo:font-size="1pt" style:font-size-asian="1pt" style:font-size-complex="1pt" fo:hyphenate="false"/>
    </style:style>
    <style:style style:name="PadderBetweenControlandBody" style:display-name="Padder Between Control and Body" style:family="paragraph" style:parent-style-name="Normal" style:next-style-name="Normal">
      <style:paragraph-properties fo:margin-bottom="0.0833in"/>
      <style:text-properties fo:font-size="1pt" style:font-size-asian="1pt" style:font-size-complex="1pt" fo:hyphenate="false"/>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underline" style:display-name="underline" style:family="paragraph">
      <style:paragraph-properties fo:border-top="none" fo:border-left="none" fo:border-bottom="0.0138in solid #C6C6C6" fo:border-right="none" fo:padding-top="0in" fo:padding-left="0in" fo:padding-bottom="0.0277in" fo:padding-right="0in" style:shadow="none" fo:margin-bottom="0in"/>
      <style:text-properties fo:font-size="1pt" style:font-size-asian="1pt" style:font-size-complex="1pt" fo:hyphenate="false"/>
    </style:style>
    <style:style style:name="Quote" style:display-name="Quote" style:family="paragraph" style:parent-style-name="Normal" style:next-style-name="Normal">
      <style:paragraph-properties fo:margin-left="0.5in" fo:margin-right="0.5in">
        <style:tab-stops/>
      </style:paragraph-properties>
      <style:text-properties fo:color="#000000" fo:hyphenate="false"/>
    </style:style>
    <style:style style:name="NormalWeb" style:display-name="Normal (Web)" style:family="paragraph" style:paren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2778in" svg:stroke-color="#41719c" svg:stroke-opacity="100%" svg:stroke-linecap="round"/>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keyword>#GenZ</meta:keyword>
    <meta:initial-creator>Julius</meta:initial-creator>
    <dc:creator>Julius Ndunda</dc:creator>
    <meta:creation-date>2024-06-22T07:37:00Z</meta:creation-date>
    <dc:date>2024-06-22T07:47:00Z</dc:date>
    <meta:template xlink:href="Blog%20post" xlink:type="simple"/>
    <meta:editing-cycles>2</meta:editing-cycles>
    <meta:editing-duration>PT600S</meta:editing-duration>
    <meta:user-defined meta:name="InternalTags"/>
    <meta:user-defined meta:name="CampaignTags"/>
    <meta:user-defined meta:name="ContentTypeId">0x0101006EDDDB5EE6D98C44930B742096920B300400F5B6D36B3EF94B4E9A635CDF2A18F5B8</meta:user-defined>
    <meta:user-defined meta:name="LocalizationTags"/>
    <meta:user-defined meta:name="FeatureTags"/>
    <meta:user-defined meta:name="ScenarioTags"/>
    <meta:user-defined meta:name="GrammarlyDocumentId">e9020230-1c69-4a33-b75a-7ddeb9ef6c51</meta:user-defined>
    <meta:document-statistic meta:page-count="1" meta:paragraph-count="18" meta:word-count="527" meta:character-count="3576" meta:row-count="62" meta:non-whitespace-character-count="3067"/>
  </office:meta>
</office:document-meta>
</file>